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388cm" fo:min-width="0.208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1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6.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6.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.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9cm" svg:x="10.3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8cm" svg:y1="3cm" svg:x2="10.8cm" svg:y2="6.5cm">
          <text:p/>
        </draw:line>
        <draw:custom-shape draw:style-name="gr3" draw:text-style-name="P3" xml:id="id3" draw:id="id3" draw:layer="layout" svg:width="3.6cm" svg:height="4.2cm" svg:x="9.1cm" svg:y="11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" draw:id="id2" draw:layer="layout" svg:width="6.9cm" svg:height="2.3cm" svg:x="7.5cm" svg:y="6.9cm">
          <text:p text:style-name="P4">Stand-b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35cm" svg:y1="9.299cm" svg:x2="10.835cm" svg:y2="11.099cm">
          <text:p/>
        </draw:line>
        <draw:line draw:style-name="gr2" draw:text-style-name="P2" draw:layer="layout" svg:x1="9.9cm" svg:y1="14.7cm" svg:x2="6.7cm" svg:y2="20.6cm">
          <text:p/>
        </draw:line>
        <draw:custom-shape draw:style-name="gr5" draw:text-style-name="P3" xml:id="id1" draw:id="id1" draw:layer="layout" svg:width="6.9cm" svg:height="2.5cm" svg:x="2cm" svg:y="21.4cm">
          <text:p text:style-name="P4">Give ca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0.348cm" svg:x1="2cm" svg:y1="22.65cm" svg:x2="7.5cm" svg:y2="8.05cm" draw:start-shape="id1" draw:start-glue-point="3" draw:end-shape="id2" draw:end-glue-point="3" svg:d="M2000 22650c-229 0-2979-14600 5500-14600" svg:viewBox="0 0 6106 14601">
          <text:p/>
        </draw:connector>
        <draw:connector draw:style-name="gr2" draw:text-style-name="P2" draw:layer="layout" draw:type="curve" draw:line-skew="2.324cm" svg:x1="12.7cm" svg:y1="13.4cm" svg:x2="14.4cm" svg:y2="8.05cm" draw:start-shape="id3" draw:start-glue-point="7" draw:end-shape="id2" draw:end-glue-point="1" svg:d="M12700 13400c6787 0 5937-5350 1700-5350" svg:viewBox="0 0 4991 5351">
          <text:p/>
        </draw:connector>
        <draw:frame draw:style-name="gr6" draw:text-style-name="P5" draw:layer="layout" svg:width="2.966cm" svg:height="0.962cm" svg:x="17.4cm" svg:y="9.3cm">
          <draw:text-box>
            <text:p>Add coin</text:p>
          </draw:text-box>
        </draw:frame>
        <draw:custom-shape draw:style-name="gr7" draw:text-style-name="P3" draw:layer="layout" svg:width="6.1cm" svg:height="2.6cm" svg:x="12.2cm" svg:y="21.304cm">
          <text:p text:style-name="P4">Give chang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1cm" svg:y1="14.7cm" svg:x2="14.8cm" svg:y2="20.6cm">
          <text:p/>
        </draw:line>
        <draw:line draw:style-name="gr2" draw:text-style-name="P2" draw:layer="layout" svg:x1="16.8cm" svg:y1="20.3cm" svg:x2="13.8cm" svg:y2="9.8cm">
          <text:p/>
        </draw:line>
        <draw:frame draw:style-name="gr6" draw:text-style-name="P5" draw:layer="layout" svg:width="4.232cm" svg:height="0.962cm" svg:x="4.168cm" svg:y="16.038cm">
          <draw:text-box>
            <text:p>Choose drink</text:p>
          </draw:text-box>
        </draw:frame>
        <draw:frame draw:style-name="gr8" draw:text-style-name="P5" draw:layer="layout" svg:width="4.731cm" svg:height="1.262cm" svg:x="9cm" svg:y="17.7cm">
          <draw:text-box>
            <text:p>Ask for chang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5:50:53.526664464</meta:creation-date>
    <dc:date>2021-01-05T16:11:30.836289912</dc:date>
    <meta:editing-duration>PT5S</meta:editing-duration>
    <meta:editing-cycles>1</meta:editing-cycles>
    <meta:document-statistic meta:object-count="15"/>
    <meta:generator>LibreOffice/6.4.6.2$Linux_X86_64 LibreOffice_project/40$Build-2</meta:generator>
  </office:meta>
</office:document-meta>
</file>